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52.57mm" svg:y="7.38mm">
            <loext:p draw:notify-on-update-of-ranges="option_roi_result.B1:option_roi_result.B1 option_roi_result.B2:option_roi_result.B2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</table:table-row>
        <table:table-row table:style-name="ro1">
          <table:table-cell office:value-type="string" calcext:value-type="string">
            <text:p>2012/1/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12/1/3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2/1/6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2/1/9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2/1/12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2/1/16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2/1/1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012/1/18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2/1/31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12/2/1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2012/2/4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12/2/6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2012/5/7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012/8/1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2/8/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-36" calcext:value-type="float">
            <text:p>-36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-54" calcext:value-type="float">
            <text:p>-54</text:p>
          </table:table-cell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-63" calcext:value-type="float">
            <text:p>-63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string" calcext:value-type="string">
            <text:p>2012/11/12</text:p>
          </table:table-cell>
          <table:table-cell office:value-type="float" office:value="-69" calcext:value-type="float">
            <text:p>-69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-102" calcext:value-type="float">
            <text:p>-102</text:p>
          </table:table-cell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2012/12/13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-117" calcext:value-type="float">
            <text:p>-117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-120" calcext:value-type="float">
            <text:p>-120</text:p>
          </table:table-cell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-138" calcext:value-type="float">
            <text:p>-138</text:p>
          </table:table-cell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-141" calcext:value-type="float">
            <text:p>-1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7T02:58:38.216506993</dc:date>
    <meta:editing-duration>PT1M11S</meta:editing-duration>
    <meta:editing-cycles>1</meta:editing-cycles>
    <meta:document-statistic meta:table-count="1" meta:cell-count="4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875cm" svg:y="4.201cm" style:legend-expansion="high" chart:style-name="ch2"/>
        <chart:plot-area chart:style-name="ch3" table:cell-range-address="option_roi_result.B1:option_roi_result.B213" chart:data-source-has-labels="row" svg:x="0.32cm" svg:y="0.18cm" svg:width="14.235cm" svg:height="8.64cm">
          <chartooo:coordinate-region svg:x="1.232cm" svg:y="0.379cm" svg:width="13.32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13" chart:label-cell-address="option_roi_result.B1:option_roi_result.B1" chart:class="chart:bar">
            <chart:data-point chart:repeated="2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">
                <text:p>-3</text:p>
                <draw:g>
                  <svg:desc>option_roi_result.B2:option_roi_result.B2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41">
                <text:p>-1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